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3fcf61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1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2bf837" officeooo:paragraph-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14" style:family="paragraph" style:parent-style-name="Standard">
      <style:text-properties officeooo:paragraph-rsid="0033dccf"/>
    </style:style>
    <style:style style:name="P1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17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18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21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22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23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24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25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26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27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28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29" style:family="paragraph" style:parent-style-name="Standard" style:list-style-name="L2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31dc86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officeooo:rsid="0043d113" officeooo:paragraph-rsid="0043d113"/>
    </style:style>
    <style:style style:name="P3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3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a685" officeooo:paragraph-rsid="0043a685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262b" officeooo:paragraph-rsid="004169d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262b" officeooo:paragraph-rsid="0041d525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3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3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4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169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Требования СП.</text:p>
      <text:p text:style-name="P2"/>
      <text:p text:style-name="P10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31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33"><text:span text:style-name="T12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span></text:p>
      <text:p text:style-name="P33"><text:span text:style-name="T12">5.4.14 Прокладку сетей внутреннего водопровода следует предусматривать с уклоном не менее 0,002.</text:span></text:p>
      <text:p text:style-name="P34"><text:span text:style-name="T12">5.4.15 При стесненных условиях допускается прокладка сетей внутреннего водопровода с уклоном не менее 0,001.</text:span></text:p>
      <text:p text:style-name="P34"><text:span text:style-name="T12">5.5.4 При проектировании сетей горячего водопровода следует предусматривать мероприятия по компенсации температурного изменения длины труб.</text:span></text:p>
      <text:p text:style-name="P35">7.1.5 Установку запорной арматуры на внутренних водопроводных сетях следует предусматривать:</text:p>
      <text:p text:style-name="P35">...</text:p>
      <text:p text:style-name="P36">на ответвлениях, питающих пять водоразборных точек и более;</text:p>
      <text:p text:style-name="P36">…</text:p>
      <text:p text:style-name="P36"/>
      <text:p text:style-name="P37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30"/>
      <text:h text:style-name="P38" text:outline-level="1"><text:span text:style-name="T2">Хотелки</text:span><text:span text:style-name="T1">.</text:span></text:h>
      <text:p text:style-name="P1"/>
      <text:p text:style-name="P3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3">Вентили ставить с рычагом, а не с бабочкой.</text:p>
      <text:p text:style-name="P4">Термостат на гигиенический душ.</text:p>
      <text:p text:style-name="P7">Фильтр тонкой очистки для увлажнителя, <text:span text:style-name="T5">фильтр деионизации.</text:span></text:p>
      <text:p text:style-name="P9">Регулятор расхода на полотенцесушитель - ?</text:p>
      <text:p text:style-name="P7"/>
      <text:p text:style-name="P8">Обратные клапаны на канализацию:</text:p>
      <text:list xml:id="list6111803023361320055" text:style-name="L1">
        <text:list-item>
          <text:p text:style-name="P16">унитаз;</text:p>
        </text:list-item>
        <text:list-item>
          <text:p text:style-name="P16">общий на вывод 50 мм;</text:p>
        </text:list-item>
        <text:list-item>
          <text:p text:style-name="P16">по одному на стиралку, сушилку и посудомойку.</text:p>
        </text:list-item>
      </text:list>
      <text:h text:style-name="P39" text:outline-level="1"><text:span text:style-name="T3">Точки водоснабжения</text:span><text:span text:style-name="T1">.</text:span></text:h>
      <text:p text:style-name="Standard"/>
      <text:p text:style-name="P4"><text:soft-page-break/>Холодная вода:</text:p>
      <text:list xml:id="list2691270459145426358" text:style-name="L2">
        <text:list-item>
          <text:p text:style-name="P17">унитаз;</text:p>
        </text:list-item>
        <text:list-item>
          <text:p text:style-name="P17">гигиенический душ;</text:p>
        </text:list-item>
        <text:list-item>
          <text:p text:style-name="P17">смеситель на раковине в туалете;</text:p>
        </text:list-item>
        <text:list-item>
          <text:p text:style-name="P20">нагреватель проточный — <text:span text:style-name="T11">не менее 6 кВт</text:span>;</text:p>
        </text:list-item>
        <text:list-item>
          <text:p text:style-name="P18">смеситель на <text:span text:style-name="T6">ванне;</text:span></text:p>
        </text:list-item>
        <text:list-item>
          <text:p text:style-name="P22">смеситель на раковине в ванной;</text:p>
        </text:list-item>
        <text:list-item>
          <text:p text:style-name="P22">смеситель на мойке в кухне;</text:p>
        </text:list-item>
      </text:list>
      <text:p text:style-name="P13"/>
      <text:p text:style-name="P6">Холодная вода <text:span text:style-name="T9">после фильтра деионизации</text:span>:</text:p>
      <text:list xml:id="list4614531317209847004" text:style-name="L3">
        <text:list-item>
          <text:p text:style-name="P21">установка увлажнения;</text:p>
        </text:list-item>
        <text:list-item>
          <text:p text:style-name="P25">стиральная машина;</text:p>
        </text:list-item>
        <text:list-item>
          <text:p text:style-name="P24">посудомоечная машина;</text:p>
        </text:list-item>
      </text:list>
      <text:list xml:id="list234009913163627" text:continue-list="list2691270459145426358" text:style-name="L2">
        <text:list-header>
          <text:p text:style-name="P17"/>
        </text:list-header>
      </text:list>
      <text:p text:style-name="P5"><text:span text:style-name="T7">Горячая</text:span> вода:</text:p>
      <text:list xml:id="list234009702858685" text:continue-numbering="true" text:style-name="L2">
        <text:list-item>
          <text:p text:style-name="P19">гигиенический душ;</text:p>
        </text:list-item>
        <text:list-item>
          <text:p text:style-name="P19">смеситель на раковине в туалете;</text:p>
        </text:list-item>
        <text:list-item>
          <text:p text:style-name="P19">смеситель на <text:span text:style-name="T6">ванне;</text:span></text:p>
        </text:list-item>
        <text:list-item>
          <text:p text:style-name="P23">смеситель на раковине в ванной;</text:p>
        </text:list-item>
        <text:list-item>
          <text:p text:style-name="P23">смеситель на мойке в кухне.</text:p>
        </text:list-item>
      </text:list>
      <text:p text:style-name="P12"/>
      <text:h text:style-name="P40" text:outline-level="1"><text:span text:style-name="T3">Точки водо</text:span><text:span text:style-name="T4">отведения</text:span><text:span text:style-name="T1">.</text:span></text:h>
      <text:p text:style-name="P14"/>
      <text:list xml:id="list6413271938273059682" text:style-name="L4">
        <text:list-item>
          <text:p text:style-name="P26">раковина в туалете — <text:span text:style-name="T10">32 мм</text:span>;</text:p>
        </text:list-item>
        <text:list-item>
          <text:p text:style-name="P27">установка увлажнения;</text:p>
        </text:list-item>
        <text:list-item>
          <text:p text:style-name="P28">фильтры тонкой очистки - ?</text:p>
        </text:list-item>
        <text:list-item>
          <text:p text:style-name="P27">стиральная машина — <text:span text:style-name="T10">32 мм</text:span>;</text:p>
        </text:list-item>
        <text:list-item>
          <text:p text:style-name="P27">сушильная машина — <text:span text:style-name="T10">32 мм</text:span>;</text:p>
        </text:list-item>
        <text:list-item>
          <text:p text:style-name="P27">ванна — <text:span text:style-name="T10">50 мм</text:span>;</text:p>
        </text:list-item>
        <text:list-item>
          <text:p text:style-name="P27">раковина в ванной — <text:span text:style-name="T10">40 мм</text:span>;</text:p>
        </text:list-item>
        <text:list-item>
          <text:p text:style-name="P27">мойка на кухне — <text:span text:style-name="T10">40 или 50 мм</text:span>;</text:p>
        </text:list-item>
        <text:list-item>
          <text:p text:style-name="P27">посудомоечная машина — <text:span text:style-name="T10">32 мм</text:span>.</text:p>
        </text:list-item>
      </text:list>
      <text:p text:style-name="P12"/>
      <text:p text:style-name="P12"/>
      <text:p text:style-name="P12"/>
      <text:p text:style-name="P12"/>
      <text:p text:style-name="P12"/>
      <text:list xml:id="list234008626789221" text:continue-list="list234009702858685" text:style-name="L2">
        <text:list-header>
          <text:p text:style-name="P29"/>
        </text:list-header>
      </text:list>
      <text:p text:style-name="P11"/>
      <text:p text:style-name="P11"/>
      <text:p text:style-name="P11"/>
      <text:p text:style-name="P11"><text:soft-page-break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3-05T23:40:08.473235712</dc:date>
    <meta:editing-duration>PT4H14M11S</meta:editing-duration>
    <meta:editing-cycles>41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375" meta:character-count="2670" meta:non-whitespace-character-count="2367"/>
  </office:meta>
</office:document-meta>
</file>